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99a2" officeooo:paragraph-rsid="000999a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17:28:52.320000000</meta:creation-date>
    <dc:date>2024-07-18T17:28:58.834000000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7.5.5.2$Windows_X86_64 LibreOffice_project/ca8fe7424262805f223b9a2334bc7181abbcbf5e</meta:generator>
  </office:meta>
</office:document-meta>
</file>